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300000165344BF3FE8E33F5A9.png" manifest:media-type="image/png"/>
  <manifest:file-entry manifest:full-path="Pictures/100002010000013E000000E28F9B177233A509DD.png" manifest:media-type="image/png"/>
  <manifest:file-entry manifest:full-path="Pictures/10000201000001B9000001216475643ECDBC74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4c7dc" draw:textarea-horizontal-align="justify" draw:textarea-vertical-align="middle" draw:auto-grow-height="false" fo:min-height="10.75cm" fo:min-width="27.2cm" draw:shadow="hidden"/>
    </style:style>
    <style:style style:name="gr2" style:family="graphic" style:parent-style-name="Objekt_20_uden_20_fyld_20_og_20_uden_20_linjer">
      <style:graphic-properties draw:stroke="none" draw:fill="none" draw:textarea-horizontal-align="center" draw:textarea-vertical-align="bottom" fo:padding-bottom="-0.7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kt_20_uden_20_fyld_20_og_20_uden_20_linjer">
      <style:graphic-properties draw:stroke="none" draw:fill="none" draw:textarea-horizontal-align="center" draw:textarea-vertical-align="bottom" fo:padding-bottom="-1.2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Objekt_20_uden_20_fyld_20_og_20_uden_20_linjer">
      <style:graphic-properties draw:stroke="none" draw:fill="none" draw:textarea-horizontal-align="center" draw:textarea-vertical-align="bottom" fo:padding-bottom="-1.4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kt_20_uden_20_fyld_20_og_20_uden_20_linjer">
      <style:graphic-properties draw:stroke="none" draw:fill="none" draw:textarea-horizontal-align="center" draw:textarea-vertical-align="bottom" fo:padding-bottom="-1.4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72cm"/>
      <style:paragraph-properties style:writing-mode="lr-tb"/>
    </style:style>
    <style:style style:name="gr8" style:family="graphic" style:parent-style-name="Objekt_20_uden_20_fyld_20_og_20_uden_20_linjer">
      <style:graphic-properties draw:stroke="none" draw:fill="none" draw:opacity="50%" draw:textarea-horizontal-align="center" draw:textarea-vertical-align="bottom" fo:padding-bottom="-1.4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2.134cm" fo:min-width="4.646cm" draw:shadow-opacity="50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Objekt_20_uden_20_fyld_20_og_20_uden_20_linjer">
      <style:graphic-properties draw:stroke="none" draw:fill="none" draw:textarea-horizontal-align="center" draw:textarea-vertical-align="bottom" fo:padding-bottom="-2.1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28cm" draw:shadow="hidden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opacity="50%"/>
      <style:paragraph-properties fo:text-align="center" style:writing-mode="lr-tb"/>
    </style:style>
    <style:style style:name="P8" style:family="paragraph">
      <loext:graphic-properties draw:fill="none" draw:fill-color="#ffffff" draw:opacity="50%"/>
      <style:paragraph-properties style:writing-mode="lr-tb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US" fo:font-style="italic" style:font-style-asian="italic" style:font-style-complex="italic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3" draw:id="id3" draw:layer="layout" svg:width="27.7cm" svg:height="1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xml:id="id1" draw:id="id1" draw:layer="layout" svg:width="5.715cm" svg:height="3.745cm" svg:x="3.8cm" svg:y="15.5cm">
          <draw:image xlink:href="Pictures/10000201000001B9000001216475643ECDBC74F4.png" xlink:type="simple" xlink:show="embed" xlink:actuate="onLoad" loext:mime-type="image/png">
            <text:p text:style-name="P2">Your computer</text:p>
          </draw:image>
        </draw:frame>
        <draw:frame draw:style-name="gr3" draw:text-style-name="P3" xml:id="id4" draw:id="id4" draw:layer="layout" svg:width="3.013cm" svg:height="2.141cm" svg:x="13.387cm" svg:y="13.459cm">
          <draw:image xlink:href="Pictures/100002010000013E000000E28F9B177233A509DD.png" xlink:type="simple" xlink:show="embed" xlink:actuate="onLoad" loext:mime-type="image/png">
            <text:p text:style-name="P2">User directory on</text:p>
            <text:p text:style-name="P2">CephFS network drive</text:p>
          </draw:image>
        </draw:frame>
        <draw:connector draw:style-name="gr4" draw:text-style-name="P4" draw:layer="layout" draw:type="line" svg:x1="6.657cm" svg:y1="15.5cm" svg:x2="3.397cm" svg:y2="13.2cm" draw:start-shape="id1" draw:start-glue-point="0" draw:end-shape="id2" draw:end-glue-point="2" svg:d="M6657 15500l-3260-2300" svg:viewBox="0 0 3261 2301">
          <text:p/>
        </draw:connector>
        <draw:frame draw:style-name="gr5" draw:text-style-name="P3" xml:id="id2" draw:id="id2" draw:layer="layout" svg:width="2.395cm" svg:height="5.245cm" svg:x="2.2cm" svg:y="7.955cm">
          <draw:image xlink:href="Pictures/10000201000000A300000165344BF3FE8E33F5A9.png" xlink:type="simple" xlink:show="embed" xlink:actuate="onLoad" loext:mime-type="image/png">
            <text:p text:style-name="P2">Front-end node</text:p>
            <text:p text:style-name="P2">ai-fe02</text:p>
          </draw:image>
        </draw:frame>
        <draw:g>
          <draw:frame draw:style-name="gr6" draw:text-style-name="P3" draw:layer="layout" svg:width="2.395cm" svg:height="5.245cm" svg:x="10.177cm" svg:y="2.8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6" draw:text-style-name="P3" draw:layer="layout" svg:width="2.395cm" svg:height="5.245cm" svg:x="11.272cm" svg:y="3.4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6" draw:text-style-name="P3" draw:layer="layout" svg:width="2.395cm" svg:height="5.245cm" svg:x="12.372cm" svg:y="4.155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7" draw:text-style-name="P6" draw:layer="layout" svg:width="4.972cm" svg:height="1.673cm" svg:x="9.9cm" svg:y="9.501cm">
            <draw:text-box>
              <text:p text:style-name="P5">Compute nodes</text:p>
              <text:p text:style-name="P5">a256-t4-[01-03]</text:p>
            </draw:text-box>
          </draw:frame>
        </draw:g>
        <draw:g>
          <draw:frame draw:style-name="gr8" draw:text-style-name="P7" draw:layer="layout" svg:width="2.395cm" svg:height="5.245cm" svg:x="15.186cm" svg:y="1.336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8" draw:text-style-name="P7" draw:layer="layout" svg:width="2.395cm" svg:height="5.245cm" svg:x="16.281cm" svg:y="2.036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8" draw:text-style-name="P7" draw:layer="layout" svg:width="2.395cm" svg:height="5.245cm" svg:x="17.363cm" svg:y="2.772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8" draw:text-style-name="P7" draw:layer="layout" svg:width="2.395cm" svg:height="5.245cm" svg:x="18.445cm" svg:y="3.508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8" draw:text-style-name="P7" draw:layer="layout" svg:width="2.395cm" svg:height="5.245cm" svg:x="19.545cm" svg:y="4.208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9" draw:text-style-name="P8" draw:layer="layout" svg:width="5.146cm" svg:height="2.384cm" svg:x="16.2cm" svg:y="9.601cm">
            <draw:text-box>
              <text:p>Compute nodes</text:p>
              <text:p>i256-a10-[06-10]</text:p>
            </draw:text-box>
          </draw:frame>
        </draw:g>
        <draw:frame draw:style-name="gr10" draw:text-style-name="P9" draw:layer="layout" svg:width="0.502cm" svg:height="1.187cm" svg:x="17.3cm" svg:y="4.9cm">
          <draw:text-box>
            <text:p/>
          </draw:text-box>
        </draw:frame>
        <draw:frame draw:style-name="gr10" draw:text-style-name="P9" draw:layer="layout" svg:width="0.502cm" svg:height="1.187cm" svg:x="16cm" svg:y="3.1cm">
          <draw:text-box>
            <text:p/>
          </draw:text-box>
        </draw:frame>
        <draw:frame draw:style-name="gr11" draw:text-style-name="P3" draw:layer="layout" svg:width="2.395cm" svg:height="5.245cm" svg:x="23.905cm" svg:y="4.3cm">
          <draw:image xlink:href="Pictures/10000201000000A300000165344BF3FE8E33F5A9.png" xlink:type="simple" xlink:show="embed" xlink:actuate="onLoad" loext:mime-type="image/png">
            <text:p text:style-name="P2">Compute node</text:p>
            <text:p text:style-name="P2">nv-ai-04</text:p>
            <text:p text:style-name="P2"><text:span text:style-name="T1">(special conditions)</text:span></text:p>
          </draw:image>
        </draw:frame>
        <draw:frame draw:style-name="gr11" draw:text-style-name="P3" draw:layer="layout" svg:width="2.395cm" svg:height="5.245cm" svg:x="6cm" svg:y="3.7cm">
          <draw:image xlink:href="Pictures/10000201000000A300000165344BF3FE8E33F5A9.png" xlink:type="simple" xlink:show="embed" xlink:actuate="onLoad" loext:mime-type="image/png">
            <text:p text:style-name="P2">Compute node</text:p>
            <text:p text:style-name="P2">nv-ai-01</text:p>
          </draw:image>
        </draw:frame>
        <draw:frame draw:style-name="gr12" draw:text-style-name="P11" draw:layer="layout" svg:width="6.6cm" svg:height="0.878cm" svg:x="1.3cm" svg:y="1.3cm">
          <draw:text-box>
            <text:p text:style-name="P10"><text:span text:style-name="T2">AI Cloud</text:span></text:p>
          </draw:text-box>
        </draw:frame>
        <draw:connector draw:style-name="gr4" draw:text-style-name="P4" draw:layer="layout" draw:type="line" svg:x1="14.85cm" svg:y1="12cm" svg:x2="14.893cm" svg:y2="13.459cm" draw:start-shape="id3" draw:end-shape="id4" draw:end-glue-point="0" svg:d="M14850 12000l43 1459" svg:viewBox="0 0 44 1460">
          <text:p/>
        </draw:connector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" draw:border="0%"/>
    <draw:gradient draw:name="Udfyldt" draw:style="linear" draw:start-color="#ffffff" draw:end-color="#cccccc" draw:start-intensity="100%" draw:end-intensity="100%" draw:angle="300" draw:border="0%"/>
    <draw:gradient draw:name="Udfyldt_20_blå" draw:display-name="Udfyldt blå" draw:style="linear" draw:start-color="#729fcf" draw:end-color="#355269" draw:start-intensity="100%" draw:end-intensity="100%" draw:angle="300" draw:border="0%"/>
    <draw:gradient draw:name="Udfyldt_20_grøn" draw:display-name="Udfyldt grøn" draw:style="linear" draw:start-color="#77bc65" draw:end-color="#127622" draw:start-intensity="100%" draw:end-intensity="100%" draw:angle="300" draw:border="0%"/>
    <draw:gradient draw:name="Udfyldt_20_gul" draw:display-name="Udfyldt gul" draw:style="linear" draw:start-color="#ffde59" draw:end-color="#b47804" draw:start-intensity="100%" draw:end-intensity="100%" draw:angle="300" draw:border="0%"/>
    <draw:gradient draw:name="Udfyldt_20_rød" draw:display-name="Udfyldt rød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4.929cm" svg:height="3.172cm" svg:x="2.385cm" svg:y="1.758cm" presentation:class="title" presentation:placeholder="true">
        <draw:text-box/>
      </draw:frame>
      <draw:frame presentation:style-name="Standard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homas Arildsen</meta:initial-creator>
    <meta:creation-date>2022-07-21T14:25:48.723136218</meta:creation-date>
    <dc:date>2022-09-28T21:59:11.240361685</dc:date>
    <dc:creator>Thomas Arildsen</dc:creator>
    <meta:editing-duration>PT32M4S</meta:editing-duration>
    <meta:editing-cycles>6</meta:editing-cycles>
    <meta:generator>LibreOffice/6.4.7.2$Linux_X86_64 LibreOffice_project/40$Build-2</meta:generator>
    <meta:document-statistic meta:object-count="43"/>
  </office:meta>
</office:document-meta>
</file>